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01000000010551200678E481641.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Helvetica,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fo:background-color="transparent">
        <style:background-image/>
      </style:table-properties>
    </style:style>
    <style:style style:name="Table1.A" style:family="table-column">
      <style:table-column-properties style:column-width="4.526cm"/>
    </style:style>
    <style:style style:name="Table1.B" style:family="table-column">
      <style:table-column-properties style:column-width="12.474cm"/>
    </style:style>
    <style:style style:name="Table1.A1" style:family="table-cell">
      <style:table-cell-properties style:vertical-align="middle" fo:padding="0.212cm" fo:border="0.05pt solid #dddddd"/>
    </style:style>
    <style:style style:name="Table2" style:family="table">
      <style:table-properties style:width="16.282cm" table:align="left" fo:background-color="transparent">
        <style:background-image/>
      </style:table-properties>
    </style:style>
    <style:style style:name="Table2.A" style:family="table-column">
      <style:table-column-properties style:column-width="3.646cm"/>
    </style:style>
    <style:style style:name="Table2.B" style:family="table-column">
      <style:table-column-properties style:column-width="12.637cm"/>
    </style:style>
    <style:style style:name="Table2.1" style:family="table-row">
      <style:table-row-properties fo:background-color="#ff692e">
        <style:background-image/>
      </style:table-row-properties>
    </style:style>
    <style:style style:name="Table2.A1" style:family="table-cell">
      <style:table-cell-properties style:vertical-align="middle" fo:padding="0.212cm" fo:border="0.05pt solid #dddddd"/>
    </style:style>
    <style:style style:name="Table2.3" style:family="table-row">
      <style:table-row-properties fo:background-color="#f9f9f9">
        <style:background-image/>
      </style:table-row-properties>
    </style:style>
    <style:style style:name="Table3" style:family="table">
      <style:table-properties style:width="17cm" table:align="left" fo:background-color="transparent">
        <style:background-image/>
      </style:table-properties>
    </style:style>
    <style:style style:name="Table3.A" style:family="table-column">
      <style:table-column-properties style:column-width="4.066cm"/>
    </style:style>
    <style:style style:name="Table3.B" style:family="table-column">
      <style:table-column-properties style:column-width="12.935cm"/>
    </style:style>
    <style:style style:name="Table3.1" style:family="table-row">
      <style:table-row-properties fo:background-color="#ff692e">
        <style:background-image/>
      </style:table-row-properties>
    </style:style>
    <style:style style:name="Table3.A1" style:family="table-cell">
      <style:table-cell-properties style:vertical-align="middle" fo:padding="0.212cm" fo:border="0.05pt solid #dddddd"/>
    </style:style>
    <style:style style:name="Table3.3" style:family="table-row">
      <style:table-row-properties fo:background-color="#f9f9f9">
        <style:background-image/>
      </style:table-row-properties>
    </style:style>
    <style:style style:name="P1" style:family="paragraph" style:parent-style-name="Standard">
      <style:text-properties officeooo:rsid="0017d321" officeooo:paragraph-rsid="0017d321"/>
    </style:style>
    <style:style style:name="P2" style:family="paragraph" style:parent-style-name="Standard">
      <style:text-properties officeooo:rsid="0017d321" officeooo:paragraph-rsid="00196898"/>
    </style:style>
    <style:style style:name="P3" style:family="paragraph" style:parent-style-name="Standard">
      <style:text-properties officeooo:rsid="0017d321" officeooo:paragraph-rsid="001b2b90"/>
    </style:style>
    <style:style style:name="P4" style:family="paragraph" style:parent-style-name="Standard">
      <style:text-properties officeooo:rsid="00196898" officeooo:paragraph-rsid="00196898"/>
    </style:style>
    <style:style style:name="P5" style:family="paragraph" style:parent-style-name="Standard">
      <style:text-properties officeooo:rsid="001b2b90" officeooo:paragraph-rsid="001d14ee"/>
    </style:style>
    <style:style style:name="P6" style:family="paragraph" style:parent-style-name="Standard">
      <style:text-properties officeooo:rsid="001e55df" officeooo:paragraph-rsid="001e55df"/>
    </style:style>
    <style:style style:name="P7" style:family="paragraph" style:parent-style-name="Standard">
      <style:text-properties officeooo:rsid="0020616f" officeooo:paragraph-rsid="0017d321"/>
    </style:style>
    <style:style style:name="P8" style:family="paragraph" style:parent-style-name="Standard">
      <style:text-properties officeooo:rsid="0020616f" officeooo:paragraph-rsid="00211971"/>
    </style:style>
    <style:style style:name="P9" style:family="paragraph" style:parent-style-name="Standard">
      <style:text-properties officeooo:rsid="00211971" officeooo:paragraph-rsid="00211971"/>
    </style:style>
    <style:style style:name="P10" style:family="paragraph" style:parent-style-name="Heading_20_1">
      <style:text-properties fo:font-variant="normal" fo:text-transform="none" fo:color="#2b2f58" style:font-name="inherit" fo:font-size="18pt" fo:letter-spacing="normal" fo:font-style="normal" fo:font-weight="bold" officeooo:rsid="0017d321" officeooo:paragraph-rsid="0017d321"/>
    </style:style>
    <style:style style:name="P11" style:family="paragraph" style:parent-style-name="Heading_20_2">
      <style:text-properties fo:font-variant="normal" fo:text-transform="none" fo:color="#333333" style:font-name="Roboto" fo:font-size="15pt" fo:letter-spacing="normal" fo:font-style="normal" fo:font-weight="normal" officeooo:rsid="0017d321" officeooo:paragraph-rsid="0017d321"/>
    </style:style>
    <style:style style:name="P12" style:family="paragraph" style:parent-style-name="Heading_20_2">
      <style:paragraph-properties fo:margin-left="0cm" fo:margin-right="0cm" fo:margin-top="0cm" fo:margin-bottom="0.265cm" loext:contextual-spacing="false" fo:line-height="130%" fo:orphans="2" fo:widows="2" fo:text-indent="0cm" style:auto-text-indent="false"/>
      <style:text-properties fo:font-variant="normal" fo:text-transform="none" fo:color="#333333" style:font-name="inherit" fo:font-size="15pt" fo:letter-spacing="normal" fo:font-style="normal" fo:font-weight="bold" loext:padding="0cm" loext:border="none"/>
    </style:style>
    <style:style style:name="P13" style:family="paragraph" style:parent-style-name="Heading_20_2">
      <style:paragraph-properties fo:margin-left="0cm" fo:margin-right="0cm" fo:margin-top="0cm" fo:margin-bottom="0.265cm" loext:contextual-spacing="false" fo:line-height="130%" fo:orphans="2" fo:widows="2" fo:text-indent="0cm" style:auto-text-indent="false" style:writing-mode="lr-tb"/>
    </style:style>
    <style:style style:name="P14" style:family="paragraph" style:parent-style-name="Heading_20_3">
      <style:paragraph-properties fo:margin-left="0cm" fo:margin-right="0cm" fo:margin-top="0cm" fo:margin-bottom="0.265cm" loext:contextual-spacing="false" fo:line-height="110%" fo:orphans="2" fo:widows="2" fo:text-indent="0cm" style:auto-text-indent="false" style:writing-mode="lr-tb"/>
      <style:text-properties fo:font-variant="normal" fo:text-transform="none" fo:color="#585858" style:font-name="Roboto" fo:font-size="13.5pt" fo:letter-spacing="normal" fo:font-style="normal" fo:font-weight="normal"/>
    </style:style>
    <style:style style:name="P15" style:family="paragraph" style:parent-style-name="Heading_20_3">
      <style:paragraph-properties fo:margin-left="0cm" fo:margin-right="0cm" fo:margin-top="0cm" fo:margin-bottom="0.265cm" loext:contextual-spacing="false" fo:line-height="110%" fo:orphans="2" fo:widows="2" fo:text-indent="0cm" style:auto-text-indent="false" style:writing-mode="lr-tb"/>
    </style:style>
    <style:style style:name="P16" style:family="paragraph" style:parent-style-name="Table_20_Contents">
      <style:paragraph-properties fo:margin-left="0cm" fo:margin-right="0cm" fo:margin-top="0cm" fo:margin-bottom="0.265cm" loext:contextual-spacing="false" fo:line-height="142%" fo:text-indent="0cm" style:auto-text-indent="false" style:writing-mode="lr-tb"/>
    </style:style>
    <style:style style:name="P17" style:family="paragraph" style:parent-style-name="Text_20_body">
      <style:paragraph-properties fo:margin-left="0cm" fo:margin-right="0cm" fo:margin-top="0cm" fo:margin-bottom="0.265cm" loext:contextual-spacing="false" fo:orphans="2" fo:widows="2" fo:text-indent="0cm" style:auto-text-indent="false" style:writing-mode="lr-tb"/>
      <style:text-properties fo:font-variant="normal" fo:text-transform="none" fo:color="#585858" style:font-name="Roboto" fo:font-size="10.5pt" fo:letter-spacing="normal" fo:font-style="normal" fo:font-weight="normal"/>
    </style:style>
    <style:style style:name="P18" style:family="paragraph" style:parent-style-name="Text_20_body">
      <style:paragraph-properties fo:margin-left="0cm" fo:margin-right="0cm" fo:margin-top="0cm" fo:margin-bottom="0.265cm" loext:contextual-spacing="false" fo:orphans="2" fo:widows="2" fo:text-indent="0cm" style:auto-text-indent="false" style:writing-mode="lr-tb"/>
      <style:text-properties fo:font-variant="normal" fo:text-transform="none" fo:color="#585858" style:font-name="Roboto" fo:font-size="11.25pt" fo:letter-spacing="normal" fo:font-style="normal" fo:font-weight="normal"/>
    </style:style>
    <style:style style:name="P19" style:family="paragraph" style:parent-style-name="Text_20_body">
      <style:paragraph-properties fo:margin-left="0cm" fo:margin-right="0cm" fo:margin-top="0cm" fo:margin-bottom="0.265cm" loext:contextual-spacing="false" fo:orphans="2" fo:widows="2" fo:text-indent="0cm" style:auto-text-indent="false" style:writing-mode="lr-tb"/>
    </style:style>
    <style:style style:name="P20"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585858" style:font-name="Roboto" fo:font-size="10.5pt" fo:letter-spacing="normal" fo:font-style="normal" fo:font-weight="normal"/>
    </style:style>
    <style:style style:name="P2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585858" style:font-name="Roboto" fo:font-size="11.25pt" fo:letter-spacing="normal" fo:font-style="normal" fo:font-weight="normal" loext:padding="0cm" loext:border="none"/>
    </style:style>
    <style:style style:name="P22" style:family="paragraph" style:parent-style-name="Heading_20_3">
      <style:paragraph-properties fo:margin-left="0cm" fo:margin-right="0cm" fo:margin-top="0.529cm" fo:margin-bottom="0.265cm" loext:contextual-spacing="false" fo:line-height="110%" fo:orphans="2" fo:widows="2" fo:text-indent="0cm" style:auto-text-indent="false" style:writing-mode="lr-tb"/>
      <style:text-properties fo:font-variant="normal" fo:text-transform="none" fo:color="#585858" style:font-name="Roboto" fo:font-size="13.5pt" fo:letter-spacing="normal" fo:font-style="normal" fo:font-weight="normal"/>
    </style:style>
    <style:style style:name="P23" style:family="paragraph" style:parent-style-name="Heading_20_3">
      <style:paragraph-properties fo:margin-left="0cm" fo:margin-right="0cm" fo:margin-top="0.529cm" fo:margin-bottom="0.265cm" loext:contextual-spacing="false" fo:line-height="110%" fo:orphans="2" fo:widows="2" fo:text-indent="0cm" style:auto-text-indent="false" style:writing-mode="lr-tb"/>
    </style:style>
    <style:style style:name="P24" style:family="paragraph" style:parent-style-name="Text_20_body">
      <style:paragraph-properties fo:margin-left="0cm" fo:margin-right="0cm" fo:margin-top="0.265cm" fo:margin-bottom="0.265cm" loext:contextual-spacing="false" style:line-height-at-least="0.953cm" fo:text-align="center" style:justify-single-word="false" fo:orphans="2" fo:widows="2" fo:text-indent="0cm" style:auto-text-indent="false"/>
    </style:style>
    <style:style style:name="P25" style:family="paragraph" style:parent-style-name="Standard">
      <style:paragraph-properties fo:margin-left="0cm" fo:margin-right="0cm" fo:text-indent="0cm" style:auto-text-indent="false"/>
      <style:text-properties officeooo:rsid="001e55df" officeooo:paragraph-rsid="001e55df"/>
    </style:style>
    <style:style style:name="P26" style:family="paragraph" style:parent-style-name="Standard">
      <style:paragraph-properties fo:margin-left="0cm" fo:margin-right="0cm" fo:text-indent="0cm" style:auto-text-indent="false"/>
      <style:text-properties officeooo:rsid="001e55df" officeooo:paragraph-rsid="00211971"/>
    </style:style>
    <style:style style:name="P27" style:family="paragraph" style:parent-style-name="Standard">
      <style:paragraph-properties fo:margin-left="0cm" fo:margin-right="0cm" fo:text-indent="0cm" style:auto-text-indent="false"/>
      <style:text-properties officeooo:rsid="001ea683" officeooo:paragraph-rsid="001ea683"/>
    </style:style>
    <style:style style:name="P28" style:family="paragraph" style:parent-style-name="Standard">
      <style:paragraph-properties fo:margin-left="0cm" fo:margin-right="0cm" fo:text-indent="0cm" style:auto-text-indent="false"/>
      <style:text-properties officeooo:rsid="0020616f" officeooo:paragraph-rsid="00211971"/>
    </style:style>
    <style:style style:name="P29" style:family="paragraph" style:parent-style-name="Standard">
      <style:paragraph-properties fo:margin-left="0cm" fo:margin-right="0cm" fo:text-indent="0cm" style:auto-text-indent="false"/>
      <style:text-properties officeooo:rsid="00225cf5" officeooo:paragraph-rsid="00225cf5"/>
    </style:style>
    <style:style style:name="P30" style:family="paragraph" style:parent-style-name="Heading_20_2">
      <style:paragraph-properties fo:margin-top="0cm" fo:margin-bottom="0.265cm" loext:contextual-spacing="false" fo:line-height="130%" fo:orphans="2" fo:widows="2"/>
      <style:text-properties fo:font-variant="normal" fo:text-transform="none" fo:color="#333333" style:font-name="inherit" fo:font-size="15pt" fo:letter-spacing="normal" fo:font-style="normal" fo:font-weight="bold" loext:padding="0cm" loext:border="none"/>
    </style:style>
    <style:style style:name="P31" style:family="paragraph" style:parent-style-name="Standard">
      <style:paragraph-properties fo:margin-left="1.251cm" fo:margin-right="0cm" fo:text-indent="0cm" style:auto-text-indent="false"/>
      <style:text-properties officeooo:rsid="0017d321" officeooo:paragraph-rsid="00196898"/>
    </style:style>
    <style:style style:name="P32" style:family="paragraph" style:parent-style-name="Standard">
      <style:paragraph-properties fo:margin-left="0cm" fo:margin-right="0cm" fo:text-indent="0cm" style:auto-text-indent="false"/>
      <style:text-properties officeooo:rsid="00225cf5" officeooo:paragraph-rsid="00225cf5"/>
    </style:style>
    <style:style style:name="P33" style:family="paragraph" style:parent-style-name="Standard">
      <style:paragraph-properties fo:margin-left="0cm" fo:margin-right="0cm" fo:text-indent="0cm" style:auto-text-indent="false"/>
      <style:text-properties officeooo:rsid="0023cb7d" officeooo:paragraph-rsid="0023cb7d"/>
    </style:style>
    <style:style style:name="P34" style:family="paragraph" style:parent-style-name="Standard" style:list-style-name="L25">
      <style:paragraph-properties fo:margin-left="0cm" fo:margin-right="0cm" fo:text-indent="0cm" style:auto-text-indent="false"/>
      <style:text-properties officeooo:paragraph-rsid="0023cb7d"/>
    </style:style>
    <style:style style:name="P35" style:family="paragraph" style:parent-style-name="Standard" style:list-style-name="L26">
      <style:paragraph-properties fo:margin-left="0cm" fo:margin-right="0cm" fo:text-indent="0cm" style:auto-text-indent="false"/>
      <style:text-properties officeooo:paragraph-rsid="0026c48c"/>
    </style:style>
    <style:style style:name="P36" style:family="paragraph" style:parent-style-name="Table_20_Contents" style:list-style-name="L6">
      <style:paragraph-properties fo:margin-left="0cm" fo:margin-right="0cm" fo:margin-top="0cm" fo:margin-bottom="0.265cm" loext:contextual-spacing="false" fo:line-height="142%" fo:text-indent="0cm" style:auto-text-indent="false" style:writing-mode="lr-tb"/>
    </style:style>
    <style:style style:name="P37" style:family="paragraph" style:parent-style-name="Table_20_Contents" style:list-style-name="L7">
      <style:paragraph-properties fo:margin-left="0cm" fo:margin-right="0cm" fo:margin-top="0cm" fo:margin-bottom="0.265cm" loext:contextual-spacing="false" fo:line-height="142%" fo:text-indent="0cm" style:auto-text-indent="false" style:writing-mode="lr-tb"/>
    </style:style>
    <style:style style:name="P38" style:family="paragraph" style:parent-style-name="Table_20_Contents" style:list-style-name="L8">
      <style:paragraph-properties fo:margin-left="0cm" fo:margin-right="0cm" fo:margin-top="0cm" fo:margin-bottom="0.265cm" loext:contextual-spacing="false" fo:line-height="142%" fo:text-indent="0cm" style:auto-text-indent="false" style:writing-mode="lr-tb"/>
    </style:style>
    <style:style style:name="P39" style:family="paragraph" style:parent-style-name="Table_20_Contents" style:list-style-name="L9">
      <style:paragraph-properties fo:margin-left="0cm" fo:margin-right="0cm" fo:margin-top="0cm" fo:margin-bottom="0.265cm" loext:contextual-spacing="false" fo:line-height="142%" fo:text-indent="0cm" style:auto-text-indent="false" style:writing-mode="lr-tb"/>
    </style:style>
    <style:style style:name="P40" style:family="paragraph" style:parent-style-name="Table_20_Contents" style:list-style-name="L10">
      <style:paragraph-properties fo:margin-left="0cm" fo:margin-right="0cm" fo:margin-top="0cm" fo:margin-bottom="0.265cm" loext:contextual-spacing="false" fo:line-height="142%" fo:text-indent="0cm" style:auto-text-indent="false" style:writing-mode="lr-tb"/>
    </style:style>
    <style:style style:name="P41" style:family="paragraph" style:parent-style-name="Table_20_Contents" style:list-style-name="L11">
      <style:paragraph-properties fo:margin-left="0cm" fo:margin-right="0cm" fo:margin-top="0cm" fo:margin-bottom="0.265cm" loext:contextual-spacing="false" fo:line-height="142%" fo:text-indent="0cm" style:auto-text-indent="false" style:writing-mode="lr-tb"/>
    </style:style>
    <style:style style:name="P42" style:family="paragraph" style:parent-style-name="Table_20_Contents" style:list-style-name="L12">
      <style:paragraph-properties fo:margin-left="0cm" fo:margin-right="0cm" fo:margin-top="0cm" fo:margin-bottom="0.265cm" loext:contextual-spacing="false" fo:line-height="142%" fo:text-indent="0cm" style:auto-text-indent="false" fo:padding="0cm" fo:border="none" style:writing-mode="lr-tb"/>
    </style:style>
    <style:style style:name="P43" style:family="paragraph" style:parent-style-name="Table_20_Contents" style:list-style-name="L13">
      <style:paragraph-properties fo:margin-left="0cm" fo:margin-right="0cm" fo:margin-top="0cm" fo:margin-bottom="0.265cm" loext:contextual-spacing="false" fo:line-height="142%" fo:text-indent="0cm" style:auto-text-indent="false" fo:padding="0cm" fo:border="none" style:writing-mode="lr-tb"/>
    </style:style>
    <style:style style:name="P44" style:family="paragraph" style:parent-style-name="Table_20_Contents" style:list-style-name="L14">
      <style:paragraph-properties fo:margin-left="0cm" fo:margin-right="0cm" fo:margin-top="0cm" fo:margin-bottom="0.265cm" loext:contextual-spacing="false" fo:line-height="142%" fo:text-indent="0cm" style:auto-text-indent="false" fo:padding="0cm" fo:border="none" style:writing-mode="lr-tb"/>
    </style:style>
    <style:style style:name="P45" style:family="paragraph" style:parent-style-name="Table_20_Contents" style:list-style-name="L15">
      <style:paragraph-properties fo:margin-left="0cm" fo:margin-right="0cm" fo:margin-top="0cm" fo:margin-bottom="0.265cm" loext:contextual-spacing="false" fo:line-height="142%" fo:text-indent="0cm" style:auto-text-indent="false" fo:padding="0cm" fo:border="none" style:writing-mode="lr-tb"/>
    </style:style>
    <style:style style:name="P46" style:family="paragraph" style:parent-style-name="Table_20_Contents" style:list-style-name="L16">
      <style:paragraph-properties fo:margin-left="0cm" fo:margin-right="0cm" fo:margin-top="0cm" fo:margin-bottom="0.265cm" loext:contextual-spacing="false" fo:line-height="142%" fo:text-indent="0cm" style:auto-text-indent="false" fo:padding="0cm" fo:border="none" style:writing-mode="lr-tb"/>
    </style:style>
    <style:style style:name="P47" style:family="paragraph" style:parent-style-name="Table_20_Contents" style:list-style-name="L17">
      <style:paragraph-properties fo:margin-left="0cm" fo:margin-right="0cm" fo:margin-top="0cm" fo:margin-bottom="0.265cm" loext:contextual-spacing="false" fo:line-height="142%" fo:text-indent="0cm" style:auto-text-indent="false" fo:padding="0cm" fo:border="none" style:writing-mode="lr-tb"/>
    </style:style>
    <style:style style:name="P48" style:family="paragraph" style:parent-style-name="Text_20_body" style:list-style-name="L1">
      <style:paragraph-properties fo:margin-left="0cm" fo:margin-right="0cm" fo:margin-top="0cm" fo:margin-bottom="0.265cm" loext:contextual-spacing="false" fo:orphans="2" fo:widows="2" fo:text-indent="0cm" style:auto-text-indent="false" fo:padding="0cm" fo:border="none" style:writing-mode="lr-tb"/>
      <style:text-properties fo:font-variant="normal" fo:text-transform="none" fo:color="#585858" style:font-name="Roboto" fo:font-size="10.5pt" fo:letter-spacing="normal" fo:font-style="normal" fo:font-weight="normal"/>
    </style:style>
    <style:style style:name="P49" style:family="paragraph" style:parent-style-name="Text_20_body" style:list-style-name="L2">
      <style:paragraph-properties fo:margin-left="0cm" fo:margin-right="0cm" fo:margin-top="0cm" fo:margin-bottom="0.265cm" loext:contextual-spacing="false" fo:orphans="2" fo:widows="2" fo:text-indent="0cm" style:auto-text-indent="false" fo:padding="0cm" fo:border="none" style:writing-mode="lr-tb"/>
      <style:text-properties fo:font-variant="normal" fo:text-transform="none" fo:color="#585858" style:font-name="Roboto" fo:font-size="10.5pt" fo:letter-spacing="normal" fo:font-style="normal" fo:font-weight="normal"/>
    </style:style>
    <style:style style:name="P50" style:family="paragraph" style:parent-style-name="Text_20_body" style:list-style-name="L3">
      <style:paragraph-properties fo:margin-left="0cm" fo:margin-right="0cm" fo:margin-top="0cm" fo:margin-bottom="0.265cm" loext:contextual-spacing="false" fo:orphans="2" fo:widows="2" fo:text-indent="0cm" style:auto-text-indent="false" fo:padding="0cm" fo:border="none" style:writing-mode="lr-tb"/>
      <style:text-properties fo:font-variant="normal" fo:text-transform="none" fo:color="#585858" style:font-name="Roboto" fo:font-size="10.5pt" fo:letter-spacing="normal" fo:font-style="normal" fo:font-weight="normal"/>
    </style:style>
    <style:style style:name="P51" style:family="paragraph" style:parent-style-name="Text_20_body" style:list-style-name="L4">
      <style:paragraph-properties fo:margin-left="0cm" fo:margin-right="0cm" fo:margin-top="0cm" fo:margin-bottom="0.265cm" loext:contextual-spacing="false" fo:orphans="2" fo:widows="2" fo:text-indent="0cm" style:auto-text-indent="false" fo:padding="0cm" fo:border="none" style:writing-mode="lr-tb"/>
      <style:text-properties fo:font-variant="normal" fo:text-transform="none" fo:color="#585858" style:font-name="Roboto" fo:font-size="10.5pt" fo:letter-spacing="normal" fo:font-style="normal" fo:font-weight="normal"/>
    </style:style>
    <style:style style:name="P52" style:family="paragraph" style:parent-style-name="Text_20_body" style:list-style-name="L5">
      <style:paragraph-properties fo:margin-left="0cm" fo:margin-right="0cm" fo:margin-top="0cm" fo:margin-bottom="0.265cm" loext:contextual-spacing="false" fo:orphans="2" fo:widows="2" fo:text-indent="0cm" style:auto-text-indent="false" fo:padding="0cm" fo:border="none" style:writing-mode="lr-tb"/>
      <style:text-properties fo:font-variant="normal" fo:text-transform="none" fo:color="#585858" style:font-name="Roboto" fo:font-size="10.5pt" fo:letter-spacing="normal" fo:font-style="normal" fo:font-weight="normal"/>
    </style:style>
    <style:style style:name="P53" style:family="paragraph" style:parent-style-name="Text_20_body" style:list-style-name="L18">
      <style:paragraph-properties fo:margin-left="0cm" fo:margin-right="0cm" fo:margin-top="0cm" fo:margin-bottom="0.265cm" loext:contextual-spacing="false" fo:orphans="2" fo:widows="2" fo:text-indent="0cm" style:auto-text-indent="false" fo:padding="0cm" fo:border="none" style:writing-mode="lr-tb"/>
      <style:text-properties fo:font-variant="normal" fo:text-transform="none" fo:color="#585858" style:font-name="Roboto" fo:font-size="11.25pt" fo:letter-spacing="normal" fo:font-style="normal" fo:font-weight="normal"/>
    </style:style>
    <style:style style:name="P54" style:family="paragraph" style:parent-style-name="Text_20_body" style:list-style-name="L19">
      <style:paragraph-properties fo:margin-left="0cm" fo:margin-right="0cm" fo:margin-top="0cm" fo:margin-bottom="0.265cm" loext:contextual-spacing="false" fo:orphans="2" fo:widows="2" fo:text-indent="0cm" style:auto-text-indent="false" fo:padding="0cm" fo:border="none" style:writing-mode="lr-tb"/>
      <style:text-properties fo:font-variant="normal" fo:text-transform="none" fo:color="#585858" style:font-name="Roboto" fo:font-size="11.25pt" fo:letter-spacing="normal" fo:font-style="normal" fo:font-weight="normal"/>
    </style:style>
    <style:style style:name="P55" style:family="paragraph" style:parent-style-name="Text_20_body" style:list-style-name="L20">
      <style:paragraph-properties fo:margin-left="0cm" fo:margin-right="0cm" fo:margin-top="0cm" fo:margin-bottom="0.265cm" loext:contextual-spacing="false" fo:orphans="2" fo:widows="2" fo:text-indent="0cm" style:auto-text-indent="false" fo:padding="0cm" fo:border="none" style:writing-mode="lr-tb"/>
      <style:text-properties fo:font-variant="normal" fo:text-transform="none" fo:color="#585858" style:font-name="Roboto" fo:font-size="11.25pt" fo:letter-spacing="normal" fo:font-style="normal" fo:font-weight="normal"/>
    </style:style>
    <style:style style:name="P56" style:family="paragraph" style:parent-style-name="Text_20_body" style:list-style-name="L21">
      <style:paragraph-properties fo:margin-left="0cm" fo:margin-right="0cm" fo:margin-top="0cm" fo:margin-bottom="0.265cm" loext:contextual-spacing="false" fo:orphans="2" fo:widows="2" fo:text-indent="0cm" style:auto-text-indent="false" fo:padding="0cm" fo:border="none" style:writing-mode="lr-tb"/>
      <style:text-properties fo:font-variant="normal" fo:text-transform="none" fo:color="#585858" style:font-name="Roboto" fo:font-size="11.25pt" fo:letter-spacing="normal" fo:font-style="normal" fo:font-weight="normal"/>
    </style:style>
    <style:style style:name="P57" style:family="paragraph" style:parent-style-name="Text_20_body" style:list-style-name="L22">
      <style:paragraph-properties fo:margin-left="0cm" fo:margin-right="0cm" fo:margin-top="0cm" fo:margin-bottom="0.265cm" loext:contextual-spacing="false" fo:orphans="2" fo:widows="2" fo:text-indent="0cm" style:auto-text-indent="false" fo:padding="0cm" fo:border="none" style:writing-mode="lr-tb"/>
      <style:text-properties fo:font-variant="normal" fo:text-transform="none" fo:color="#585858" style:font-name="Roboto" fo:font-size="11.25pt" fo:letter-spacing="normal" fo:font-style="normal" fo:font-weight="normal"/>
    </style:style>
    <style:style style:name="P58" style:family="paragraph" style:parent-style-name="Text_20_body" style:list-style-name="L23">
      <style:paragraph-properties fo:margin-left="0cm" fo:margin-right="0cm" fo:margin-top="0cm" fo:margin-bottom="0.265cm" loext:contextual-spacing="false" fo:orphans="2" fo:widows="2" fo:text-indent="0cm" style:auto-text-indent="false" fo:padding="0cm" fo:border="none" style:writing-mode="lr-tb"/>
      <style:text-properties fo:font-variant="normal" fo:text-transform="none" fo:color="#585858" style:font-name="Roboto" fo:font-size="11.25pt" fo:letter-spacing="normal" fo:font-style="normal" fo:font-weight="normal"/>
    </style:style>
    <style:style style:name="P59" style:family="paragraph" style:parent-style-name="Text_20_body" style:list-style-name="L1">
      <style:paragraph-properties fo:margin-left="0cm" fo:margin-right="0cm" fo:margin-top="0cm" fo:margin-bottom="0.265cm" loext:contextual-spacing="false" fo:orphans="2" fo:widows="2" fo:text-indent="0cm" style:auto-text-indent="false" fo:padding="0cm" fo:border="none" style:writing-mode="lr-tb"/>
    </style:style>
    <style:style style:name="P60" style:family="paragraph" style:parent-style-name="Text_20_body" style:list-style-name="L2">
      <style:paragraph-properties fo:margin-left="0cm" fo:margin-right="0cm" fo:margin-top="0cm" fo:margin-bottom="0.265cm" loext:contextual-spacing="false" fo:orphans="2" fo:widows="2" fo:text-indent="0cm" style:auto-text-indent="false" fo:padding="0cm" fo:border="none" style:writing-mode="lr-tb"/>
    </style:style>
    <style:style style:name="P61" style:family="paragraph" style:parent-style-name="Text_20_body" style:list-style-name="L3">
      <style:paragraph-properties fo:margin-left="0cm" fo:margin-right="0cm" fo:margin-top="0cm" fo:margin-bottom="0.265cm" loext:contextual-spacing="false" fo:orphans="2" fo:widows="2" fo:text-indent="0cm" style:auto-text-indent="false" fo:padding="0cm" fo:border="none" style:writing-mode="lr-tb"/>
    </style:style>
    <style:style style:name="T1" style:family="text">
      <style:text-properties style:text-position="super 58%"/>
    </style:style>
    <style:style style:name="T2" style:family="text">
      <style:text-properties officeooo:rsid="00196898"/>
    </style:style>
    <style:style style:name="T3" style:family="text">
      <style:text-properties fo:color="#0d7edb" style:text-underline-style="solid" style:text-underline-width="auto" style:text-underline-color="font-color" fo:font-weight="bold" fo:background-color="transparent" loext:char-shading-value="0"/>
    </style:style>
    <style:style style:name="T4" style:family="text">
      <style:text-properties fo:font-variant="normal" fo:text-transform="none" fo:color="#585858" style:font-name="Roboto" fo:font-size="10.5pt" fo:letter-spacing="normal" fo:font-style="normal" fo:font-weight="normal"/>
    </style:style>
    <style:style style:name="T5" style:family="text">
      <style:text-properties fo:font-variant="normal" fo:text-transform="none" fo:color="#585858" style:font-name="Roboto" fo:font-size="11.25pt" fo:letter-spacing="normal" fo:font-style="normal" fo:font-weight="normal" loext:padding="0cm" loext:border="none"/>
    </style:style>
    <style:style style:name="T6" style:family="text">
      <style:text-properties fo:font-variant="normal" fo:text-transform="none" fo:color="#585858" style:font-name="Roboto" fo:font-size="11.25pt" fo:letter-spacing="normal" fo:font-style="normal" fo:font-weight="bold"/>
    </style:style>
    <style:style style:name="T7" style:family="text">
      <style:text-properties fo:font-variant="normal" fo:text-transform="none" fo:color="#585858" style:font-name="Roboto" fo:font-size="13.5pt" fo:letter-spacing="normal" fo:font-style="normal" fo:font-weight="bold"/>
    </style:style>
    <style:style style:name="T8" style:family="text">
      <style:text-properties fo:font-variant="normal" fo:text-transform="none" fo:color="#0d7edb" style:font-name="Roboto" fo:font-size="10.5pt" fo:letter-spacing="normal" fo:font-style="normal" style:text-underline-style="solid" style:text-underline-width="auto" style:text-underline-color="font-color" fo:font-weight="bold" fo:background-color="transparent" loext:char-shading-value="0"/>
    </style:style>
    <style:style style:name="T9" style:family="text">
      <style:text-properties fo:font-variant="normal" fo:text-transform="none" fo:color="#0d7edb" style:font-name="Roboto" fo:font-size="11.25pt" fo:letter-spacing="normal" fo:font-style="normal" style:text-underline-style="solid" style:text-underline-width="auto" style:text-underline-color="font-color" fo:font-weight="bold" fo:background-color="transparent" loext:char-shading-value="0" loext:padding="0cm" loext:border="none"/>
    </style:style>
    <style:style style:name="T10" style:family="text">
      <style:text-properties fo:font-variant="normal" fo:text-transform="none" fo:color="#ffffff" style:text-line-through-style="none" style:text-line-through-type="none" style:font-name="Roboto" fo:font-size="12pt" fo:letter-spacing="normal" fo:font-style="normal" style:text-underline-style="none" fo:font-weight="bold" style:text-blinking="false" fo:background-color="#0076d4" loext:char-shading-value="0" loext:padding="0cm" loext:border="none"/>
    </style:style>
    <style:style style:name="T11" style:family="text">
      <style:text-properties fo:font-variant="normal" fo:text-transform="none" fo:color="#333333" style:font-name="Roboto" fo:font-size="15pt" fo:letter-spacing="normal" fo:font-style="normal" fo:font-weight="bold"/>
    </style:style>
    <style:style style:name="T12" style:family="text">
      <style:text-properties officeooo:rsid="001b2b90"/>
    </style:style>
    <style:style style:name="T13" style:family="text">
      <style:text-properties fo:font-size="54pt" style:font-size-asian="54pt" style:font-size-complex="54pt"/>
    </style:style>
    <style:style style:name="T14" style:family="text">
      <style:text-properties officeooo:rsid="0023cb7d"/>
    </style:style>
    <style:style style:name="T15" style:family="text">
      <style:text-properties officeooo:rsid="0026c48c"/>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image text:level="1" xlink:href="Pictures/100002000000001000000010551200678E481641.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image text:level="1" xlink:href="Pictures/100002000000001000000010551200678E481641.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How to prepare for UPSC | Step-by-Step UPSC Preparation Tips For IAS Exam</text:h>
      <text:p text:style-name="P20">Let us look at a 5-step full-proof preparation strategy for preparing for the Civil Services Examination. </text:p>
      <text:p text:style-name="P17">Step 1: Know the exam well</text:p>
      <text:p text:style-name="P17">Step 2: Strengthen your foundation</text:p>
      <text:p text:style-name="P17">Step 3: Upgrade Your Knowledge</text:p>
      <text:p text:style-name="P17">Step 4: Practice Answer-Writing</text:p>
      <text:p text:style-name="P17">Step 5: Mock-Test Based Learning/March Towards Prelims</text:p>
      <text:p text:style-name="P17">Now let us look at each of these steps comprehensively:</text:p>
      <text:h text:style-name="P14" text:outline-level="3">Step 1: Know the exam well</text:h>
      <text:p text:style-name="P17">Before preparing for any exam, it is important to know the nitty-gritty of the exam well enough. </text:p>
      <text:list xml:id="list1478538621" text:style-name="L1">
        <text:list-item>
          <text:p text:style-name="P48">Read through the notification of the UPSC exam carefully in order to acquaint yourself with the exam syllabus, exam pattern, exam timeline, and eligibility criteria. </text:p>
        </text:list-item>
        <text:list-item>
          <text:p text:style-name="P48">Once you’re through that, pick up the previous year papers and skim through them to get an understanding of what is actually asked in the exam. </text:p>
        </text:list-item>
        <text:list-item>
          <text:p text:style-name="P48">If you give a dedicated amount of time to do this exercise, you will save a considerable amount of time through your preparation journey! </text:p>
        </text:list-item>
        <text:list-item>
          <text:p text:style-name="P59"><text:span text:style-name="T4">Alternatively, you can glance through the articles on our website to get comprehensive information about what the exam is! At this time, you should also start reading the newspaper. Check this article to understand </text:span><text:a xlink:type="simple" xlink:href="https://www.careerlauncher.com/upsc/how-to-read-newspapers-for-upsc/" text:style-name="Internet_20_link" text:visited-style-name="Visited_20_Internet_20_Link"><text:span text:style-name="T8">how to read newspapers for UPSC</text:span></text:a><text:span text:style-name="T4">!</text:span></text:p>
        </text:list-item>
      </text:list>
      <text:h text:style-name="P22" text:outline-level="3">Step 2: Strengthen your foundation </text:h>
      <text:p text:style-name="P17">No matter what your background is, you need to understand the basics of the core subjects of the UPSC syllabus. </text:p>
      <text:list xml:id="list1518523948" text:style-name="L2">
        <text:list-item>
          <text:p text:style-name="P49">Hence, refer to NCERTs, they can be downloaded from the official website of NCERT for free. </text:p>
        </text:list-item>
        <text:list-item>
          <text:p text:style-name="P49">Read them at least twice before making notes, and then read our NCERT compilations. </text:p>
        </text:list-item>
        <text:list-item>
          <text:p text:style-name="P60"><text:span text:style-name="T4">You can get the NCERT compilations on our Telegram Forum (cl_civils) for free. Prepare your notes alongside these compilations in order to save time! Check out which NCERTs you need to refer to from </text:span><text:a xlink:type="simple" xlink:href="https://www.careerlauncher.com/upsc/upsc-books.html" text:style-name="Internet_20_link" text:visited-style-name="Visited_20_Internet_20_Link"><text:span text:style-name="T8">here.</text:span></text:a></text:p>
        </text:list-item>
      </text:list>
      <text:h text:style-name="P22" text:outline-level="3">Step 3: Upgrade Your Knowledge with standard books</text:h>
      <text:p text:style-name="P17">Once you have read all the NCERTs, it’s time to expand your knowledge by reading the standard books. </text:p>
      <text:list xml:id="list1845924263" text:style-name="L3">
        <text:list-item>
          <text:p text:style-name="P61"><text:span text:style-name="T4">You can get the entire </text:span><text:a xlink:type="simple" xlink:href="https://www.careerlauncher.com/upsc/upsc-books.html" text:style-name="Internet_20_link" text:visited-style-name="Visited_20_Internet_20_Link"><text:span text:style-name="T8">booklist for UPSC preparation </text:span></text:a><text:span text:style-name="T4">in the linked article. </text:span></text:p>
        </text:list-item>
        <text:list-item>
          <text:p text:style-name="P50"><text:soft-page-break/>Read the books at least twice and then make your handwritten notes to be used for answer-writing practice at the later stage! </text:p>
        </text:list-item>
        <text:list-item>
          <text:p text:style-name="P50">You can also watch video lectures on our YouTube channel for important topics to supplement your knowledge.</text:p>
        </text:list-item>
      </text:list>
      <text:h text:style-name="P22" text:outline-level="3">Step 4: Practice Answer Writing + Revision</text:h>
      <text:p text:style-name="P17">Answer-writing practice and revision play an important role in the entire scheme of UPSC preparation, especially for the UPSC Mains Exam.</text:p>
      <text:list xml:id="list3990004552" text:style-name="L4">
        <text:list-item>
          <text:p text:style-name="P51">Once you have completed a subject from the NCERT as well as standard books, then you can start practising answer-writing.</text:p>
        </text:list-item>
        <text:list-item>
          <text:p text:style-name="P51">Before that, it will be a futile exercise as you will have to depend on books for the content of the answer. </text:p>
        </text:list-item>
        <text:list-item>
          <text:p text:style-name="P51">At this stage, it is also important to incorporate consistent revision. You should keep your weekends free for a dedicated revision of whatever new you’ve learned during the week. </text:p>
        </text:list-item>
      </text:list>
      <text:h text:style-name="P22" text:outline-level="3">Step 5: Mock-Test Based Learning Approach</text:h>
      <text:p text:style-name="P17">Two months before the prelims exam, you should incorporate a mock test-based learning approach. It will give you an exam feel. Once you get acclimatized, it will reduce exam-time stress.</text:p>
      <text:list xml:id="list571162878" text:style-name="L5">
        <text:list-item>
          <text:p text:style-name="P52">Sit for an actual exam-like mock test at the same time and then analyze your performance. </text:p>
        </text:list-item>
        <text:list-item>
          <text:p text:style-name="P52">Check your weak areas and brush up on the concepts that you may have missed. </text:p>
        </text:list-item>
        <text:list-item>
          <text:p text:style-name="P52">It will not only help you in anxiety management during the actual exam but will also prepare you extremely well for the exam!</text:p>
        </text:list-item>
      </text:list>
      <text:p text:style-name="P1"/>
      <text:p text:style-name="P1"/>
      <text:p text:style-name="P1"/>
      <text:p text:style-name="P1"/>
      <table:table table:name="Table1" table:style-name="Table1">
        <table:table-column table:style-name="Table1.A"/>
        <table:table-column table:style-name="Table1.B"/>
        <table:table-row table:style-name="TableLine94463529608480">
          <table:table-cell table:style-name="Table1.A1" office:value-type="string">
            <text:p text:style-name="P16">Paper</text:p>
          </table:table-cell>
          <table:table-cell table:style-name="Table1.A1" office:value-type="string">
            <text:p text:style-name="P16">Booklist</text:p>
          </table:table-cell>
        </table:table-row>
        <table:table-row table:style-name="TableLine94463529514944">
          <table:table-cell table:style-name="Table1.A1" office:value-type="string">
            <text:p text:style-name="P16"><text:a xlink:type="simple" xlink:href="https://www.careerlauncher.com/upsc/upsc-gs-paper/" text:style-name="Internet_20_link" text:visited-style-name="Visited_20_Internet_20_Link"><text:span text:style-name="T3">General Studies (Paper I)</text:span></text:a></text:p>
          </table:table-cell>
          <table:table-cell table:style-name="Table1.A1" office:value-type="string">
            <text:list xml:id="list1170484716" text:style-name="L6">
              <text:list-item>
                <text:p text:style-name="P36">NCERTs of History, Geography &amp; Polity Class 8th-12th</text:p>
              </text:list-item>
              <text:list-item>
                <text:p text:style-name="P36">India’s Struggle for Independence by Bipan Chandra</text:p>
              </text:list-item>
              <text:list-item>
                <text:p text:style-name="P36">Certificate of Physical Geography by GC Leong</text:p>
              </text:list-item>
              <text:list-item>
                <text:p text:style-name="P36">Indian Polity by M Laxmikanth</text:p>
              </text:list-item>
              <text:list-item>
                <text:p text:style-name="P36">Indian Economy by Ramesh Singh</text:p>
              </text:list-item>
              <text:list-item>
                <text:p text:style-name="P36">Current Affairs - The Hindu, Yojna Magazine, Kurukshetra Magazine</text:p>
              </text:list-item>
              <text:list-item>
                <text:p text:style-name="P36"><text:soft-page-break/>Oxford World Atlas</text:p>
              </text:list-item>
              <text:list-item>
                <text:p text:style-name="P36">International Relations NCERT XI and XII</text:p>
              </text:list-item>
              <text:list-item>
                <text:p text:style-name="P36">Indian Culture- Spectrum</text:p>
              </text:list-item>
              <text:list-item>
                <text:p text:style-name="P36">NIOS Course Materials</text:p>
              </text:list-item>
            </text:list>
          </table:table-cell>
        </table:table-row>
        <table:table-row table:style-name="TableLine94463529417136">
          <table:table-cell table:style-name="Table1.A1" office:value-type="string">
            <text:p text:style-name="P16"><text:a xlink:type="simple" xlink:href="https://www.careerlauncher.com/upsc/csat/" text:style-name="Internet_20_link" text:visited-style-name="Visited_20_Internet_20_Link"><text:span text:style-name="T3">CSAT</text:span></text:a></text:p>
          </table:table-cell>
          <table:table-cell table:style-name="Table1.A1" office:value-type="string">
            <text:list xml:id="list131491456" text:style-name="L7">
              <text:list-item>
                <text:p text:style-name="P37">Verbal &amp; Non-Verbal Reasoning - RS Agarwal</text:p>
              </text:list-item>
              <text:list-item>
                <text:p text:style-name="P37">TMH CSAT Manual</text:p>
              </text:list-item>
              <text:list-item>
                <text:p text:style-name="P37">Quicker Maths by M.Tyra</text:p>
              </text:list-item>
              <text:list-item>
                <text:p text:style-name="P37">English Grammar &amp; Composition Wren &amp; Martin</text:p>
              </text:list-item>
            </text:list>
          </table:table-cell>
        </table:table-row>
      </table:table>
      <text:p text:style-name="P24"><text:a xlink:type="simple" xlink:href="https://www.careerlauncher.com/upsc/upsc-books.html#formcontfld" text:style-name="Internet_20_link" text:visited-style-name="Visited_20_Internet_20_Link"><text:span text:style-name="T10">Get Free syllabus pdf worth Rs. 599</text:span></text:a></text:p>
      <text:h text:style-name="P12" text:outline-level="2">Booklist for UPSC CSE Mains</text:h>
      <text:p text:style-name="P21">Here is the UPSC booklist that you should be reading while preparing for UPSC CSE Mains:</text:p>
      <table:table table:name="Table2" table:style-name="Table2">
        <table:table-column table:style-name="Table2.A"/>
        <table:table-column table:style-name="Table2.B"/>
        <table:table-row table:style-name="Table2.1">
          <table:table-cell table:style-name="Table2.A1" office:value-type="string">
            <text:p text:style-name="P16">Paper</text:p>
          </table:table-cell>
          <table:table-cell table:style-name="Table2.A1" office:value-type="string">
            <text:p text:style-name="P16">Booklist</text:p>
          </table:table-cell>
        </table:table-row>
        <table:table-row table:style-name="TableLine94463529766320">
          <table:table-cell table:style-name="Table2.A1" office:value-type="string">
            <text:p text:style-name="P16"><text:a xlink:type="simple" xlink:href="https://www.careerlauncher.com/upsc/how-to-prepare-for-gs-paper-1.html" text:style-name="Internet_20_link" text:visited-style-name="Visited_20_Internet_20_Link"><text:span text:style-name="T3">General Studies - 1</text:span></text:a></text:p>
          </table:table-cell>
          <table:table-cell table:style-name="Table2.A1" office:value-type="string">
            <text:list xml:id="list2526671347" text:style-name="L8">
              <text:list-item>
                <text:p text:style-name="P38"><text:line-break/>India’s Struggle for Independence by Bipan Chandra</text:p>
              </text:list-item>
              <text:list-item>
                <text:p text:style-name="P38">India After Independence by Bipan Chandra</text:p>
              </text:list-item>
              <text:list-item>
                <text:p text:style-name="P38">Ancient India by RS Sharma</text:p>
              </text:list-item>
              <text:list-item>
                <text:p text:style-name="P38">History of Medieval India by Satish Chandra</text:p>
              </text:list-item>
              <text:list-item>
                <text:p text:style-name="P38">From Plassey To Partition And After by Sekhar Bandyopadhyay</text:p>
              </text:list-item>
              <text:list-item>
                <text:p text:style-name="P38">Introduction to Indian Art for Class XI (NCERT)</text:p>
              </text:list-item>
              <text:list-item>
                <text:p text:style-name="P38">Geography of India - Majid Hussain</text:p>
              </text:list-item>
              <text:list-item>
                <text:p text:style-name="P38">World Geography- Majid Hussain</text:p>
              </text:list-item>
              <text:list-item>
                <text:p text:style-name="P38">Oxford Atlas</text:p>
              </text:list-item>
              <text:list-item>
                <text:p text:style-name="P38">Central Physical and Human Geography by GC Leong</text:p>
              </text:list-item>
              <text:list-item>
                <text:p text:style-name="P38">Geography NCERTs (Class XI  and XII)</text:p>
              </text:list-item>
            </text:list>
          </table:table-cell>
        </table:table-row>
        <text:soft-page-break/>
        <table:table-row table:style-name="Table2.3">
          <table:table-cell table:style-name="Table2.A1" office:value-type="string">
            <text:p text:style-name="P16"><text:a xlink:type="simple" xlink:href="https://www.careerlauncher.com/upsc/how-to-prepare-for-gs-paper-2.html" text:style-name="Internet_20_link" text:visited-style-name="Visited_20_Internet_20_Link"><text:span text:style-name="T3">General Studies -2 </text:span></text:a></text:p>
          </table:table-cell>
          <table:table-cell table:style-name="Table2.A1" office:value-type="string">
            <text:list xml:id="list3708630616" text:style-name="L9">
              <text:list-item>
                <text:p text:style-name="P39"><text:line-break/>Indian Polity by M Laxmikanth</text:p>
              </text:list-item>
              <text:list-item>
                <text:p text:style-name="P39">Constitution of India by DD Basu</text:p>
              </text:list-item>
              <text:list-item>
                <text:p text:style-name="P39">India’s Foreign Policy by Rajiv Sikri</text:p>
              </text:list-item>
            </text:list>
          </table:table-cell>
        </table:table-row>
        <table:table-row table:style-name="TableLine94463529772528">
          <table:table-cell table:style-name="Table2.A1" office:value-type="string">
            <text:p text:style-name="P16"><text:a xlink:type="simple" xlink:href="https://www.careerlauncher.com/upsc/how-to-prepare-for-gs-paper-3.html" text:style-name="Internet_20_link" text:visited-style-name="Visited_20_Internet_20_Link"><text:span text:style-name="T3">General Studies-3</text:span></text:a></text:p>
          </table:table-cell>
          <table:table-cell table:style-name="Table2.A1" office:value-type="string">
            <text:list xml:id="list295136718" text:style-name="L10">
              <text:list-item>
                <text:p text:style-name="P40"><text:line-break/>Indian Economy by Ramesh Singh</text:p>
              </text:list-item>
            </text:list>
          </table:table-cell>
        </table:table-row>
        <table:table-row table:style-name="Table2.3">
          <table:table-cell table:style-name="Table2.A1" office:value-type="string">
            <text:p text:style-name="P16"><text:a xlink:type="simple" xlink:href="https://www.careerlauncher.com/upsc/how-to-prepare-for-gs-paper-4/" text:style-name="Internet_20_link" text:visited-style-name="Visited_20_Internet_20_Link"><text:span text:style-name="T3">General Studies- 4</text:span></text:a></text:p>
          </table:table-cell>
          <table:table-cell table:style-name="Table2.A1" office:value-type="string">
            <text:list xml:id="list1892394600" text:style-name="L11">
              <text:list-item>
                <text:p text:style-name="P41"><text:line-break/>Ethics, Integrity &amp; Aptitude by Subba Rao and PN Rao Chaudhry</text:p>
              </text:list-item>
            </text:list>
          </table:table-cell>
        </table:table-row>
      </table:table>
      <text:p text:style-name="P19"><text:span text:style-name="T5">Also, read | </text:span><text:a xlink:type="simple" xlink:href="https://www.careerlauncher.com/upsc/upsc-optional-subjects/" text:style-name="Internet_20_link" text:visited-style-name="Visited_20_Internet_20_Link"><text:span text:style-name="T9">How to choose optional subjects for UPSC</text:span></text:a></text:p>
      <text:h text:style-name="P30" text:outline-level="2">NCERT Booklist for UPSC</text:h>
      <text:p text:style-name="P21">Here is a list of all the titles of NCERT books for UPSC that every aspirant should read for preparation for the UPSC exam:</text:p>
      <table:table table:name="Table3" table:style-name="Table3">
        <table:table-column table:style-name="Table3.A"/>
        <table:table-column table:style-name="Table3.B"/>
        <table:table-row table:style-name="Table3.1">
          <table:table-cell table:style-name="Table3.A1" office:value-type="string">
            <text:p text:style-name="P16">Subject</text:p>
          </table:table-cell>
          <table:table-cell table:style-name="Table3.A1" office:value-type="string">
            <text:p text:style-name="P16">Title of the NCERT Book For UPSC</text:p>
          </table:table-cell>
        </table:table-row>
        <table:table-row table:style-name="TableLine94463529887296">
          <table:table-cell table:style-name="Table3.A1" office:value-type="string">
            <text:p text:style-name="P16">History</text:p>
          </table:table-cell>
          <table:table-cell table:style-name="Table3.A1" office:value-type="string">
            <text:list xml:id="list2032259078" text:style-name="L12">
              <text:list-item>
                <text:p text:style-name="P42"><text:line-break/>History: NCERT Class VI – Our Past</text:p>
              </text:list-item>
              <text:list-item>
                <text:p text:style-name="P42">History: NCERT Class VII – Our Past -I</text:p>
              </text:list-item>
              <text:list-item>
                <text:p text:style-name="P42">History: NCERT Class VIII – Our Past II and III</text:p>
              </text:list-item>
              <text:list-item>
                <text:p text:style-name="P42">History: NCERT Class IX – India and the Contemporary World – I</text:p>
              </text:list-item>
              <text:list-item>
                <text:p text:style-name="P42">History: NCERT Class X – India and the Contemporary World – II</text:p>
              </text:list-item>
              <text:list-item>
                <text:p text:style-name="P42">History: NCERT Class XI – Themes In World History</text:p>
              </text:list-item>
              <text:list-item>
                <text:p text:style-name="P42">History: NCERT Class XII – Themes In Indian History – I</text:p>
              </text:list-item>
              <text:list-item>
                <text:p text:style-name="P42">History: NCERT Class XII – Themes in Indian History – II</text:p>
              </text:list-item>
              <text:list-item>
                <text:p text:style-name="P42">History: NCERT Class XII – Themes In Indian History – III</text:p>
              </text:list-item>
            </text:list>
          </table:table-cell>
        </table:table-row>
        <table:table-row table:style-name="Table3.3">
          <table:table-cell table:style-name="Table3.A1" office:value-type="string">
            <text:p text:style-name="P16">Art &amp; Culture</text:p>
          </table:table-cell>
          <table:table-cell table:style-name="Table3.A1" office:value-type="string">
            <text:list xml:id="list128835700" text:style-name="L13">
              <text:list-item>
                <text:p text:style-name="P43"><text:line-break/>Art &amp; Culture: NCERT Class XI – An Introduction to Indian Art,</text:p>
              </text:list-item>
              <text:list-item>
                <text:p text:style-name="P43"><text:soft-page-break/>Art &amp; Culture: NCERT Class XI – Living Craft Traditions of India (Chapters 9 &amp; 10)</text:p>
              </text:list-item>
            </text:list>
          </table:table-cell>
        </table:table-row>
        <table:table-row table:style-name="TableLine94463529889376">
          <table:table-cell table:style-name="Table3.A1" office:value-type="string">
            <text:p text:style-name="P16">Polity</text:p>
          </table:table-cell>
          <table:table-cell table:style-name="Table3.A1" office:value-type="string">
            <text:list xml:id="list48823845" text:style-name="L14">
              <text:list-item>
                <text:p text:style-name="P44"><text:line-break/>Polity: NCERT Class IX – Political Science: Democratic Politics Part – I</text:p>
              </text:list-item>
              <text:list-item>
                <text:p text:style-name="P44">Polity: NCERT Class X – Political Science: Democratic Politics Part – II</text:p>
              </text:list-item>
              <text:list-item>
                <text:p text:style-name="P44">Polity: NCERT Class XI – Political Science: Indian Constitution at Work</text:p>
              </text:list-item>
              <text:list-item>
                <text:p text:style-name="P44">Polity: NCERT Class XI – Political Science: Political Theory</text:p>
              </text:list-item>
              <text:list-item>
                <text:p text:style-name="P44">Polity: NCERT Class XII – Political Science I: Contemporary World Politics</text:p>
              </text:list-item>
              <text:list-item>
                <text:p text:style-name="P44">Polity: NCERT Class XII – Political Science II: Politics in India since Independence</text:p>
              </text:list-item>
            </text:list>
          </table:table-cell>
        </table:table-row>
        <table:table-row table:style-name="Table3.3">
          <table:table-cell table:style-name="Table3.A1" office:value-type="string">
            <text:p text:style-name="P16">Geography</text:p>
          </table:table-cell>
          <table:table-cell table:style-name="Table3.A1" office:value-type="string">
            <text:list xml:id="list3687431946" text:style-name="L15">
              <text:list-item>
                <text:p text:style-name="P45"><text:line-break/>Geography: NCERT Class VI – The Earth Our Habitat</text:p>
              </text:list-item>
              <text:list-item>
                <text:p text:style-name="P45">Geography: NCERT Class VII – Our Environment</text:p>
              </text:list-item>
              <text:list-item>
                <text:p text:style-name="P45">Geography: NCERT Class VIII – Resource and Development</text:p>
              </text:list-item>
              <text:list-item>
                <text:p text:style-name="P45">Geography: NCERT Class IX – Contemporary India – I</text:p>
              </text:list-item>
              <text:list-item>
                <text:p text:style-name="P45">Geography: NCERT Class X – Contemporary India – II</text:p>
              </text:list-item>
              <text:list-item>
                <text:p text:style-name="P45">Geography: NCERT Class XI – Fundamentals of Physical Geography</text:p>
              </text:list-item>
              <text:list-item>
                <text:p text:style-name="P45">Geography: NCERT Class XI – India – Physical Environment</text:p>
              </text:list-item>
              <text:list-item>
                <text:p text:style-name="P45">Geography: NCERT Class XII – Fundamentals of Human Geography</text:p>
              </text:list-item>
              <text:list-item>
                <text:p text:style-name="P45">Geography: NCERT Class XII – India – People and Economy</text:p>
              </text:list-item>
            </text:list>
          </table:table-cell>
        </table:table-row>
        <table:table-row table:style-name="TableLine94463529890896">
          <table:table-cell table:style-name="Table3.A1" office:value-type="string">
            <text:p text:style-name="P16">Economy</text:p>
          </table:table-cell>
          <table:table-cell table:style-name="Table3.A1" office:value-type="string">
            <text:list xml:id="list3749936891" text:style-name="L16">
              <text:list-item>
                <text:p text:style-name="P46"><text:line-break/>Economy: NCERT Class IX – Economics</text:p>
              </text:list-item>
              <text:list-item>
                <text:p text:style-name="P46">Economy: NCERT Class X – Understanding Economic Development</text:p>
              </text:list-item>
              <text:list-item>
                <text:p text:style-name="P46">Economy: NCERT Class XI – Indian Economic Development</text:p>
              </text:list-item>
              <text:list-item>
                <text:p text:style-name="P46">Economy: NCERT Class XII – Introductory Microeconomics</text:p>
              </text:list-item>
              <text:list-item>
                <text:p text:style-name="P46"><text:soft-page-break/>Economy: NCERT Class XII – Introductory Macroeconomics</text:p>
              </text:list-item>
            </text:list>
          </table:table-cell>
        </table:table-row>
        <table:table-row table:style-name="Table3.3">
          <table:table-cell table:style-name="Table3.A1" office:value-type="string">
            <text:p text:style-name="P16">Environment &amp; Ecology</text:p>
          </table:table-cell>
          <table:table-cell table:style-name="Table3.A1" office:value-type="string">
            <text:list xml:id="list2279249528" text:style-name="L17">
              <text:list-item>
                <text:p text:style-name="P47"><text:line-break/>Biology: NCERT Class XII (Last 4 chapters)</text:p>
              </text:list-item>
            </text:list>
          </table:table-cell>
        </table:table-row>
      </table:table>
      <text:p text:style-name="P1"/>
      <text:p text:style-name="P1"/>
      <text:p text:style-name="P1"/>
      <text:p text:style-name="P1"/>
      <text:h text:style-name="P10" text:outline-level="1">How to read newspapers for UPSC Civil Services Examination | Career Launcher</text:h>
      <text:p text:style-name="P18">Newspapers are an integral part of UPSC Civil Services preparation as it keeps the aspirants updated on the recent developments and happenings across the country and globe. However, there’s a specific way in which newspapers should be read in order to not waste time. The goal is to read the newspaper in such a way that it aids your preparation without taking a lot of your time. </text:p>
      <text:p text:style-name="Text_20_body"/>
      <text:p text:style-name="P18">The two best and most recommended newspapers for UPSC preparation are - “The Hindu” and “The Indian Express”. Now, let us discuss what and how to read the newspaper for IAS preparation in order to leverage it to its fullest potential.</text:p>
      <text:h text:style-name="P13" text:outline-level="2"><text:bookmark text:name="docs-internal-guid-a824cae4-7fff-d2b2-fab4-9a2c80979898"/><text:span text:style-name="Strong_20_Emphasis"><text:span text:style-name="T11">How to read Newspaper for IAS Preparation - Subjectwise</text:span></text:span></text:h>
      <text:p text:style-name="P18">First and foremost, it is important to note that you should not dedicate more than 60 minutes for newspaper reading. Now, let us go on and discuss what to read for each subject:</text:p>
      <text:h text:style-name="P15" text:outline-level="3"><text:bookmark text:name="docs-internal-guid-a824cae4-7fff-d2b2-fab4-9a2c809798981"/><text:span text:style-name="Strong_20_Emphasis"><text:span text:style-name="T7">National News</text:span></text:span></text:h>
      <text:p text:style-name="P19"><text:bookmark text:name="docs-internal-guid-a824cae4-7fff-d2b2-fab4-9a2c809798982"/><text:span text:style-name="Strong_20_Emphasis"><text:span text:style-name="T6">What to read :</text:span></text:span></text:p>
      <text:list xml:id="list3298436254" text:style-name="L18">
        <text:list-item>
          <text:p text:style-name="P53">Nationwide schemes/initiatives launched by the government.</text:p>
        </text:list-item>
        <text:list-item>
          <text:p text:style-name="P53">The implications of the event of national importance. For eg, any natural/man-made calamity, accidents, etc that could have been prevented by a comprehensive disaster management action plan.</text:p>
        </text:list-item>
        <text:list-item>
          <text:p text:style-name="P53">News related to ISRO or any scientific development</text:p>
        </text:list-item>
      </text:list>
      <text:h text:style-name="P23" text:outline-level="3"><text:bookmark text:name="docs-internal-guid-a824cae4-7fff-d2b2-fab4-9a2c809798983"/><text:span text:style-name="Strong_20_Emphasis"><text:span text:style-name="T7">International News</text:span></text:span></text:h>
      <text:p text:style-name="P19"><text:bookmark text:name="docs-internal-guid-a824cae4-7fff-d2b2-fab4-9a2c809798984"/><text:span text:style-name="Strong_20_Emphasis"><text:span text:style-name="T6">What to read: </text:span></text:span></text:p>
      <text:list xml:id="list4072678693" text:style-name="L19">
        <text:list-item>
          <text:p text:style-name="P54">International conferences and events attended by Prime Minister and President.</text:p>
        </text:list-item>
        <text:list-item>
          <text:p text:style-name="P54">Treaties and agreements signed therein</text:p>
        </text:list-item>
        <text:list-item>
          <text:p text:style-name="P54"><text:soft-page-break/>Reports published by international organizations such as the UN, WHO, UNICEF, ASEAN, etc. Eg: WHO’s reports on COVID-19, various indexes issued by these organizations.</text:p>
        </text:list-item>
        <text:list-item>
          <text:p text:style-name="P54">Major political events in other countries like uprisings, political coup etc. Eg Israel issue, Rohingya crisis. </text:p>
        </text:list-item>
      </text:list>
      <text:h text:style-name="P23" text:outline-level="3"><text:bookmark text:name="docs-internal-guid-a824cae4-7fff-d2b2-fab4-9a2c809798985"/><text:span text:style-name="Strong_20_Emphasis"><text:span text:style-name="T7">Economy</text:span></text:span></text:h>
      <text:p text:style-name="P19"><text:bookmark text:name="docs-internal-guid-a824cae4-7fff-d2b2-fab4-9a2c809798986"/><text:span text:style-name="Strong_20_Emphasis"><text:span text:style-name="T6">What to read: </text:span></text:span></text:p>
      <text:list xml:id="list1182882397" text:style-name="L20">
        <text:list-item>
          <text:p text:style-name="P55">Press releases by SEBI, RBI, NITI Aayog, NASSCOM, ASSOCHAM, etc</text:p>
        </text:list-item>
        <text:list-item>
          <text:p text:style-name="P55">Reforms and measures introduced by the finance ministry and their implications. </text:p>
        </text:list-item>
        <text:list-item>
          <text:p text:style-name="P55">Eg: GST reforms, Relief package introduced by the government, etc. </text:p>
        </text:list-item>
        <text:list-item>
          <text:p text:style-name="P55">Indicators like GDP, CPI, IIP, etc</text:p>
        </text:list-item>
      </text:list>
      <text:h text:style-name="P23" text:outline-level="3"><text:bookmark text:name="docs-internal-guid-a824cae4-7fff-d2b2-fab4-9a2c809798987"/><text:span text:style-name="Strong_20_Emphasis"><text:span text:style-name="T7">Polity</text:span></text:span></text:h>
      <text:p text:style-name="P19"><text:bookmark text:name="docs-internal-guid-a824cae4-7fff-d2b2-fab4-9a2c809798988"/><text:span text:style-name="Strong_20_Emphasis"><text:span text:style-name="T6">What to read: </text:span></text:span></text:p>
      <text:list xml:id="list3052438868" text:style-name="L21">
        <text:list-item>
          <text:p text:style-name="P56">Parliamentary bills and acts. Eg: Citizenship Amendment Act</text:p>
        </text:list-item>
        <text:list-item>
          <text:p text:style-name="P56">Schemes/reforms etc announced by the government. </text:p>
        </text:list-item>
        <text:list-item>
          <text:p text:style-name="P56">Ministry-wise schemes and reports</text:p>
        </text:list-item>
        <text:list-item>
          <text:p text:style-name="P56">Verdicts of the supreme court and high courts on important matters.</text:p>
        </text:list-item>
        <text:list-item>
          <text:p text:style-name="P56">Parliamentary debates</text:p>
        </text:list-item>
      </text:list>
      <text:h text:style-name="P23" text:outline-level="3"><text:bookmark text:name="docs-internal-guid-a824cae4-7fff-d2b2-fab4-9a2c809798989"/><text:span text:style-name="Strong_20_Emphasis"><text:span text:style-name="T7">General Knowledge</text:span></text:span></text:h>
      <text:p text:style-name="P19"><text:bookmark text:name="docs-internal-guid-a824cae4-7fff-d2b2-fab4-9a2c8097989810"/><text:span text:style-name="Strong_20_Emphasis"><text:span text:style-name="T6">What to read: </text:span></text:span></text:p>
      <text:list xml:id="list986196517" text:style-name="L22">
        <text:list-item>
          <text:p text:style-name="P57">Issues related to environment and biodiversity.</text:p>
        </text:list-item>
        <text:list-item>
          <text:p text:style-name="P57">Culture and heritage-related news such as the conduct of national programs and events. </text:p>
        </text:list-item>
        <text:list-item>
          <text:p text:style-name="P57">GI tags, the addition of UNESCO heritage site, etc</text:p>
        </text:list-item>
        <text:list-item>
          <text:p text:style-name="P57">News about endangered and extinct species</text:p>
        </text:list-item>
        <text:list-item>
          <text:p text:style-name="P57">Other science &amp; technology related news</text:p>
        </text:list-item>
      </text:list>
      <text:h text:style-name="P13" text:outline-level="2"><text:bookmark text:name="docs-internal-guid-a824cae4-7fff-d2b2-fab4-9a2c8097989811"/><text:span text:style-name="Strong_20_Emphasis"><text:span text:style-name="T11">Important Tips to follow while reading newspapers for UPSC</text:span></text:span></text:h>
      <text:p text:style-name="P19"><text:bookmark text:name="docs-internal-guid-a824cae4-7fff-d2b2-fab4-9a2c8097989812"/><text:span text:style-name="Strong_20_Emphasis"><text:span text:style-name="T6">Here are some tips by the CL experts that will surely help you in efficiently reading the newspaper:</text:span></text:span></text:p>
      <text:list xml:id="list2089143543" text:style-name="L23">
        <text:list-item>
          <text:p text:style-name="P58"><text:soft-page-break/>Get a thorough understanding of the syllabus: A thorough reading of the syllabus will allow you to pick relevant news pieces enabling you to save a lot of time. Read only that portion which is relevant for the UPSC exam. </text:p>
        </text:list-item>
        <text:list-item>
          <text:p text:style-name="P58">Glance through PYQs: Previous Year questions, especially that have been asked from the current affairs section will give you an idea of what kind of questions are asked, thus you will be able to read more systematically. You do not need to absorb all the information that is given in the newspaper. Just go for reading that’s relevant. </text:p>
        </text:list-item>
        <text:list-item>
          <text:p text:style-name="P58">Make digital notes for daily newspaper reading: Further, making handwritten notes from the newspaper can be a little time consuming, hence, you can leverage digital tools like Evernote, etc to save the newspaper clippings. You can find relevant newspaper clippings in our telegram channel as well. Save them on your device for quick reference.</text:p>
        </text:list-item>
        <text:list-item>
          <text:p text:style-name="P58">Read monthly compilations for quick revision: Revision is more important than just reading piles after piles. Hence, go for weekly and monthly revision of what you’ve written or saved from the news pieces. </text:p>
        </text:list-item>
        <text:list-item>
          <text:p text:style-name="P58">Give extra time for reading editorials: Editorials are an extremely important source for taking inspiration for answer writing for UPSC Mains. Hence, give it the time it deserves, for editorials, you should make handwritten notes. And keep revising them regularly to retain the relevant information.</text:p>
        </text:list-item>
      </text:list>
      <text:p text:style-name="P1"/>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18"/><text:span text:style-name="T13"><text:s text:c="10"/>shiddat</text:span></text:p>
      <text:p text:style-name="P1"/>
      <text:p text:style-name="P6">DAY-1 21 APRIL 2023</text:p>
      <text:p text:style-name="P1"/>
      <text:p text:style-name="P1">Hi i am parash..... Kumhar Parash Kumari </text:p>
      <text:p text:style-name="P1"><text:s text:c="4"/>today is friday 21<text:span text:style-name="T1">st</text:span> april 2023 at 11:05 am i started it (writing this document)</text:p>
      <text:p text:style-name="P3"><text:s text:c="2"/><text:span text:style-name="T12">i want to become ias officer to be a part of adminstrator of india and helpful to people friends &amp;</text:span></text:p>
      <text:p text:style-name="P5">friends. <text:s/>(remove adjustment do make it want you think</text:p>
      <text:p text:style-name="P5"><text:s/></text:p>
      <text:p text:style-name="P3"/>
      <text:p text:style-name="P4">everday i am giving 4 hours to prepare for it .</text:p>
      <text:p text:style-name="P1"/>
      <text:p text:style-name="P1">1) <text:s text:c="3"/>Parash is an Indian Adminstrat Officer (IAS PARASH)</text:p>
      <text:p text:style-name="P2"><text:s text:c="8"/><text:span text:style-name="T2">After thinking and searching for about it many times and finally with a little knowledge <text:s/></text:span></text:p>
      <text:p text:style-name="P2"><text:s text:c="6"/><text:span text:style-name="T2">i wanted to start it again from today and i will complete it without any stops . Okay then i will start it bye .</text:span></text:p>
      <text:p text:style-name="P2"/>
      <text:p text:style-name="P2"><text:s text:c="4"/><text:span text:style-name="T12">The early bird catches <text:s/>the worm</text:span></text:p>
      <text:p text:style-name="P31"><text:s text:c="8"/><text:span text:style-name="T12">It’s used to advice someone that the’ll have an advantage if they do something immediately.</text:span></text:p>
      <text:p text:style-name="P31"/>
      <text:p text:style-name="P25">DAY-2 22 APRIL 2023</text:p>
      <text:p text:style-name="P27">at 8:29am</text:p>
      <text:p text:style-name="P26">PARASH IS AN INDAIN ADMINSTRAT OFFICER (IAS Parash)</text:p>
      <text:p text:style-name="P8"/>
      <text:p text:style-name="P8">Day-3 </text:p>
      <text:p text:style-name="P8"><text:s/>23 april 2023</text:p>
      <text:p text:style-name="P9">at 8;26am</text:p>
      <text:p text:style-name="P8"/>
      <text:p text:style-name="P28">Parash is an Indian Adminstrat Officer (IAS PARASH)</text:p>
      <text:p text:style-name="P28"/>
      <text:p text:style-name="P29">Day-4</text:p>
      <text:p text:style-name="P29">24 april 2023</text:p>
      <text:p text:style-name="P29"><text:soft-page-break/>at 8:37 am</text:p>
      <text:p text:style-name="P29"/>
      <text:p text:style-name="P29">Parash is an Indian Adminstrator Officer(IAS Parash)</text:p>
      <text:p text:style-name="P29"/>
      <text:p text:style-name="P29"/>
      <text:p text:style-name="P33">Samvedhan first technical fest in our campus and by me to being a part of it as one of the main head Organizer.(25 <text:s/>to 27 planned for the event)(28to 29) <text:s text:c="2"/>30—rest</text:p>
      <text:p text:style-name="P33"/>
      <text:p text:style-name="P33"/>
      <text:p text:style-name="P33"/>
      <text:p text:style-name="P33"/>
      <text:p text:style-name="P33">hi, this is may </text:p>
      <text:p text:style-name="P33"/>
      <text:p text:style-name="P33">Day-5</text:p>
      <text:p text:style-name="P33">MAY-1 <text:s/>10:25am</text:p>
      <text:p text:style-name="P33"/>
      <text:p text:style-name="P33">Parash is an Indian Adminstrator Officer(IAS PARASH)</text:p>
      <text:list xml:id="list882795420" text:style-name="L25">
        <text:list-header>
          <text:p text:style-name="P34"/>
          <text:p text:style-name="P34"><text:span text:style-name="T15"><text:s text:c="11"/>5digit-number on each coach -first two digits indicate the year was made!</text:span></text:p>
        </text:list-header>
      </text:list>
      <text:list xml:id="list2505995592" text:style-name="L26">
        <text:list-item>
          <text:p text:style-name="P35"><text:span text:style-name="T15">Next three indicates the coach type if it is between 1-200 AC Class : 200-400 Sleeper Class</text:span></text:p>
        </text:list-item>
      </text:list>
      <text:p text:style-name="P33"><text:s text:c="11"/><text:span text:style-name="T15">400-600 General Class 700-800 Luggage 800+ pantry.</text:span></text:p>
      <text:p text:style-name="P33"/>
      <text:p text:style-name="P33">today my heart is very sad because i found the true faces of my true(fake)friends &amp; brother <text:s/>given by colleg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Helvetica,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1T11:03:52.911815287</meta:creation-date>
    <dc:date>2023-05-01T10:39:20.967732619</dc:date>
    <meta:editing-duration>PT47M8S</meta:editing-duration>
    <meta:editing-cycles>13</meta:editing-cycles>
    <meta:generator>LibreOffice/6.4.7.2$Linux_X86_64 LibreOffice_project/40$Build-2</meta:generator>
    <meta:document-statistic meta:table-count="3" meta:image-count="0" meta:object-count="0" meta:page-count="10" meta:paragraph-count="197" meta:word-count="2146" meta:character-count="12648" meta:non-whitespace-character-count="10623"/>
  </office:meta>
</office:document-meta>
</file>